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1f5a6" officeooo:paragraph-rsid="001491ba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491ba" officeooo:paragraph-rsid="001491ba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1491ba" officeooo:paragraph-rsid="0015070a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1491ba" officeooo:paragraph-rsid="001684dd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1491ba" officeooo:paragraph-rsid="00171094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1491ba" officeooo:paragraph-rsid="0017fcf1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11f5a6" officeooo:paragraph-rsid="0011f5a6"/>
    </style:style>
    <style:style style:name="T1" style:family="text">
      <style:text-properties officeooo:rsid="001491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اریو از مترو دوان دوان خارج شد و رفت سمت دانشگاه . نفس نفس می زد خیلی برای قراری که با بچه ها داشت دیرش شده بود. <text:s/>رسید به در واردی دانشگاه از دور بچه ها را وسط حیاط دانشگاه دید</text:p>
      <text:p text:style-name="P1">بهرام طبق معمول <text:s/>وقتی اریو دید دوباره اخم هایش توی هم رفت اریو هم که دیگه از این وثعیت خسته شده بود در دلش گفت : این بهرام دوباره چه چرتی <text:span text:style-name="T1"><text:s/>میخواد بگه </text:span></text:p>
      <text:p text:style-name="P2">بهرام بدون لحظه صبر وقتی با اریو رسید با عصبانتی اریو تا حالا در او ندیده بو.د گفت : اریو تا الان هم به احترام اینکه سال ها باهم رفیق بودیم اینجا هستم اما دیگه واقعا صبرم سر امده. نه اون سفر خیالی تو و <text:s/>پارسبانو به دنیال جادو جنبل را باور می کنم نه دیگه میتوانم توی این کشور و رشته گفتی بمونم تا اینجا هم به خاطر تو امدم </text:p>
      <text:p text:style-name="P3">بیا باهم بریم از کشور هر جا دنیا بریم اپلای میشیم ما درسمون که خوبه همه جای دنیا به ما بشتر از ایران بها میدن </text:p>
      <text:p text:style-name="P4">اریو هم دیگه از کوره در رفت گفته : صد ها بار همین جملات را گقتی هر بار میری توی این اینسا و یکی ادم متعرض که هیچی از سیاست هم حالش نمیشه یک سری چرت و پرت را میکنه توی <text:s/>مغزت </text:p>
      <text:p text:style-name="P4">بسه دیگه منم صبرم حدی من بهت پیشنهاد کرد که بمان اگر گوش نمیده دیگه چیکارت کنم </text:p>
      <text:p text:style-name="P4"/>
      <text:p text:style-name="P4">صورت اریو از عصبانت سرخ شده بود نفس نفس هم توی این هوای الوده تهران بدتر هم شده بود </text:p>
      <text:p text:style-name="P4"/>
      <text:p text:style-name="P4">بهرام که دیگه واقعا نمی دانست چی بگه عجله پشت کرد به اریو گذاشت رفت سمت کلاس </text:p>
      <text:p text:style-name="P4"/>
      <text:p text:style-name="P4">بهرام که دور شد .پریتنا این بار با لحنی اروم تر <text:s/>روبه اریو گفت : </text:p>
      <text:p text:style-name="P4">اریو احساس نمی کنی یکم زیادی باهش تند حرف زدی </text:p>
      <text:p text:style-name="P5">اریو با نحوی حرف زدن پیترینا یکم اروم تر شد. اما خیلی سرددگم بود هنوز </text:p>
      <text:p text:style-name="P5">اریو با همان ظاهر سردرگم و کمی ناراحت گفت : </text:p>
      <text:p text:style-name="P5">نمی دانم دیگه نمی دانم واقعا باید چیکار کنم تنهایی نمی توانم با این همه ادم بجنگم </text:p>
      <text:p text:style-name="P5">ارام ارام عقب عقب رفت و نشست لبه کاشی باغچه دست را گذاشت رو صورتش <text:s/>و از شدت سردرگمی چشمانش را هم بست. پارسبانو <text:s/>و پیترینا نزدیکش را شدند. تا او را دل داری بدند اما </text:p>
      <text:p text:style-name="P5">نمی دانستند <text:s/>او را صدا بنند یا نه </text:p>
      <text:p text:style-name="P5">در همین لحظه صدایی توی مغز اریو پیچید : اریو منم اریانون </text:p>
      <text:p text:style-name="P5">اریو : چی می خوای دوباره ؟؟ </text:p>
      <text:p text:style-name="P5">اریانون : تا وقتی بر نگردی و خودت کار را تمام نکنی همین وضعیت باقی می ماند. </text:p>
      <text:p text:style-name="P6">اریو <text:s/>با صدای خسته و کِسل گفت <text:s/>: تو بار ها در سال قبل این را به من گفتی چی شده که فکر کردی که این بار من قرار گوش بدم <text:s text:c="2"/></text:p>
      <text:p text:style-name="P6">اریانون با لحنی شیطنت امیز : اگر بگه ابگینه جان و کل کسانی که نجاتشون دادی الان توی محاصرن چی میگی؟ </text:p>
      <text:p text:style-name="P6">اریو با عجله و نگرانی گفت : چی !!!! الان میتوانی من رو برگردونی </text:p>
      <text:p text:style-name="P6">اریانون : معلوم که میتوانم </text:p>
      <text:p text:style-name="P6">اریو : منتظر چی هستی انجامش بده </text:p>
      <text:p text:style-name="P6">یک دفعه زمین انگار که دهن باز کرده باشد سوراخ <text:s/>سبز روی زمین باز شد و اریو پارسبانو و جتی پیترینا را داخل خودش کشید </text:p>
      <text:p text:style-name="P6">از طرف دیگر ابگینه با لباس های خاکی و خونی با دستی قطع شده سر میز اتاق جنگ پارت نشه بود و با بقیه فرمانده های جنگ درباره فرار از دژ پارت حرف می زدند. </text:p>
      <text:p text:style-name="P6">که یک دفعه سقف اتاق سرواخ شد و این جا هم هاله ای سبز رنگ شکل گرفت و اریو و بقیه از یقف به وسط میز سقوط کردند !!!! <text:s/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09:02:38.937756846</meta:creation-date>
    <dc:date>2025-11-29T10:48:08.156007854</dc:date>
    <meta:editing-duration>PT11M20S</meta:editing-duration>
    <meta:editing-cycles>1</meta:editing-cycles>
    <meta:document-statistic meta:table-count="0" meta:image-count="0" meta:object-count="0" meta:page-count="1" meta:paragraph-count="26" meta:word-count="579" meta:character-count="2558" meta:non-whitespace-character-count="1965"/>
    <meta:generator>LibreOffice/25.2.6.2$Linux_X86_64 LibreOffice_project/40d1a0e1d5bdf1afaeae24d9ece32bbb00fa66a4</meta:generator>
  </office:meta>
</office:document-meta>
</file>